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7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0000"/>
      <style:paragraph-properties fo:text-align="justify"/>
      <style:text-properties fo:font-size="15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justify"/>
      <style:text-properties fo:font-size="15pt" style:font-size-asian="24pt" style:font-size-complex="24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0" style:family="paragraph">
      <loext:graphic-properties draw:fill="none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5.343cm" svg:height="1.038cm" svg:x="1.657cm" svg:y="0.075cm">
          <draw:text-box>
            <text:p text:style-name="P1"><text:span text:style-name="T1">On souhaite simuler la navigation autonome d’un robot Turtlebot modèle burg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4" draw:layer="layout" svg:width="20.962cm" svg:height="1.038cm" svg:x="3cm" svg:y="0.075cm">
          <draw:text-box>
            <text:p text:style-name="P1"><text:span text:style-name="T1">Pour ça on peut utiliser les logiciels RVIZ en 2D et Gazebo en 3D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6" draw:layer="layout" svg:width="27.871cm" svg:height="0.962cm" svg:x="0.03cm" svg:y="0.016cm">
          <draw:text-box>
            <text:p text:style-name="P5">Sur RVIZ, la map 2D a été crée par nous à l’accueil de Polytech, du mieux possible. C’est la vraie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3" draw:text-style-name="P6" draw:layer="layout" svg:width="27.909cm" svg:height="0.962cm" svg:x="0cm" svg:y="0cm">
          <draw:text-box>
            <text:p text:style-name="P8"><text:span text:style-name="T2">Sur Gazebo, les maps sont déjà pré-construites. Voici 3 exemples de leur représentation à l’écra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3" draw:text-style-name="P6" draw:layer="layout" svg:width="28.086cm" svg:height="0.962cm" svg:x="0cm" svg:y="0.016cm">
          <draw:text-box>
            <text:p text:style-name="P5">Mais nous pouvons en coder nous-mêmes graphiquement avec des .launch, .xml, .world et .config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3" draw:text-style-name="P6" draw:layer="layout" svg:width="27.701cm" svg:height="0.962cm" svg:x="0.2cm" svg:y="0.038cm">
          <draw:text-box>
            <text:p text:style-name="P5">Voici un exemple de l’accueil de Polytech en détail (+ quelques décorations), mais pas à l’échelle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3" draw:text-style-name="P6" draw:layer="layout" svg:width="17.194cm" svg:height="0.962cm" svg:x="4.466cm" svg:y="0.038cm">
          <draw:text-box>
            <text:p text:style-name="P5">Maintenant, lançons la vraie simulation sur RVIZ et Gazebo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4" draw:text-style-name="P9" draw:layer="layout" svg:width="28.194cm" svg:height="1.4cm" svg:x="0.206cm" svg:y="0cm">
          <draw:text-box>
            <text:p text:style-name="P8"><text:span text:style-name="T2">On voit que la nouvelle map Gazebo est moins détaillée mais plus à l’échelle, ok avec la map 2D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3" draw:text-style-name="P6" draw:layer="layout" svg:width="23.409cm" svg:height="0.962cm" svg:x="2.791cm" svg:y="0.038cm">
          <draw:text-box>
            <text:p text:style-name="P5">On place le robot (point de départ et bon sens). On fixe un point d’arrivé, puis go !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3" draw:text-style-name="P6" draw:layer="layout" svg:width="27.998cm" svg:height="0.962cm" svg:x="0cm" svg:y="0cm">
          <draw:text-box>
            <text:p text:style-name="P5">Les poubelles sont rajoutées par nous en pagaille, volontairement. Le robot navigue doit s’adapter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5" draw:text-style-name="P10" draw:layer="layout" svg:width="28.8cm" svg:height="1cm" svg:x="-0.3cm" svg:y="0cm">
          <draw:text-box>
            <text:p><text:span text:style-name="T2">Il s’aide en fait à la fois de la carte pré-construite (fixe) et des détections en temps réel, les imprévu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3" draw:text-style-name="P6" draw:layer="layout" svg:width="25.466cm" svg:height="0.962cm" svg:x="1.134cm" svg:y="0cm">
          <draw:text-box>
            <text:p text:style-name="P5">Nous voyons que la simulation autonome marche, le robot change de direction au besoin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3" draw:text-style-name="P6" draw:layer="layout" svg:width="15.052cm" svg:height="0.962cm" svg:x="7.2cm" svg:y="0.038cm">
          <draw:text-box>
            <text:p text:style-name="P5">Petit trajet supplémentaire pour le plaisir des yeux...</text:p>
          </draw:text-box>
        </draw:frame>
        <draw:frame draw:style-name="gr3" draw:text-style-name="P6" draw:layer="layout" svg:width="15.052cm" svg:height="0.962cm" svg:x="7.2cm" svg:y="0.038cm">
          <draw:text-box>
            <text:p text:style-name="P5">Petit trajet supplémentaire pour le plaisir des yeux...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3" draw:text-style-name="P6" draw:layer="layout" svg:width="20.365cm" svg:height="2.384cm" svg:x="5.235cm" svg:y="0cm">
          <draw:text-box>
            <text:p text:style-name="P5">Au passage, les cartes 2D et 3D se complètent bien.</text:p>
            <text:p text:style-name="P5">Le robot est bien aux endroits voulus à quelques approximations près. </text:p>
            <text:p text:style-name="P5">Les distances sont respectées.</text:p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gr3" draw:text-style-name="P6" draw:layer="layout" svg:width="4.109cm" svg:height="1.275cm" svg:x="11cm" svg:y="1.027cm">
          <draw:text-box>
            <text:p text:style-name="P5"><text:span text:style-name="T3">MORENA Pierre</text:span></text:p>
            <text:p text:style-name="P5"><text:span text:style-name="T3">MOUNAD Hamza</text:span></text:p>
          </draw:text-box>
        </draw:frame>
        <draw:frame draw:style-name="gr3" draw:text-style-name="P6" draw:layer="layout" svg:width="26.711cm" svg:height="0.962cm" svg:x="0.8cm" svg:y="0.076cm">
          <draw:text-box>
            <text:p text:style-name="P5">Et voilà, vous avez été témoin d’une expérimentation de navigation autonome avec succès :-)</text:p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6:18:37.384066372</meta:creation-date>
    <dc:date>2022-01-17T17:41:24.385238987</dc:date>
    <meta:editing-duration>PT40M24S</meta:editing-duration>
    <meta:editing-cycles>3</meta:editing-cycles>
    <meta:generator>LibreOffice/6.4.7.2$Linux_X86_64 LibreOffice_project/40$Build-2</meta:generator>
    <meta:document-statistic meta:object-count="68"/>
  </office:meta>
</office:document-meta>
</file>